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dule Pattern. Commonsware 711</text:p>
      <text:p text:style-name="P1">Notifications Commonsware 743</text:p>
      <text:p text:style-name="P1">Other Advanced Action Bar Techniques. Commonsware 1103</text:p>
      <text:p text:style-name="Standard">Navigation Drawer <text:span text:style-name="T1">(Having a list fragment slide from the left to select another magazine) Commonsware 1221.</text:span></text:p>
      <text:p text:style-name="P1"/>
      <text:p text:style-name="P1">Connectivity. Commonsware 2814, Developer.android.com (http://developer.android.com/training/monitoring-device-state/connectivity-monitoring.html)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6S</meta:editing-duration>
    <meta:editing-cycles>7</meta:editing-cycles>
    <meta:generator>OpenOffice/4.1.1$Win32 OpenOffice.org_project/411m6$Build-9775</meta:generator>
    <dc:date>2015-08-10T14:27:42.61</dc:date>
    <dc:creator>Juan Mendez</dc:creator>
    <meta:document-statistic meta:table-count="0" meta:image-count="0" meta:object-count="0" meta:page-count="1" meta:paragraph-count="5" meta:word-count="35" meta:character-count="370"/>
    <meta:user-defined meta:name="Info 1"/>
    <meta:user-defined meta:name="Info 2"/>
    <meta:user-defined meta:name="Info 3"/>
    <meta:user-defined meta:name="Info 4"/>
  </office:meta>
</office:document-meta>
</file>